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5"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in" fo:margin-right="0in" fo:text-align="center" style:justify-single-word="false" fo:text-indent="0in" style:auto-text-indent="false"/>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in"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fo:margin-top="0in" fo:margin-bottom="0.0835in" loext:contextual-spacing="false" fo:text-align="justify" style:justify-single-word="false"/>
      <style:text-properties fo:language="en" fo:country="US"/>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ed0ca"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f01a1" fo:background-color="transparent" style:font-style-asian="normal" style:font-weight-asian="normal" style:font-style-complex="normal" style:font-weight-complex="normal"/>
    </style:style>
    <style:style style:name="P1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6" style:family="paragraph" style:parent-style-name="Heading_20_2">
      <style:text-properties fo:language="en" fo:country="US"/>
    </style:style>
    <style:style style:name="P157" style:family="paragraph" style:parent-style-name="Heading_20_2">
      <style:paragraph-properties fo:text-align="justify" style:justify-single-word="false"/>
    </style:style>
    <style:style style:name="P158" style:family="paragraph" style:parent-style-name="Heading_20_1">
      <style:paragraph-properties fo:margin-left="0in" fo:margin-right="0in" fo:text-align="center" style:justify-single-word="false" fo:text-indent="0.1965in" style:auto-text-indent="false"/>
    </style:style>
    <style:style style:name="P159"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language="en" fo:country="US" officeooo:rsid="001ed0ca"/>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2" style:family="text">
      <style:text-properties style:use-window-font-color="true" fo:language="ru" fo:country="RU" fo:font-style="normal" fo:background-color="transparent" loext:char-shading-value="0" style:font-style-asian="normal" style:font-style-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font-style="italic" style:font-style-asian="italic" style:font-style-complex="italic"/>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style:use-window-font-color="true" fo:font-weight="normal" style:font-weight-asian="normal" style:font-weight-complex="normal"/>
    </style:style>
    <style:style style:name="T50" style:family="text">
      <style:text-properties style:use-window-font-color="true" fo:font-size="12pt" fo:language="en" fo:country="US" fo:font-style="normal" style:font-size-asian="12pt" style:font-style-asian="normal" style:font-size-complex="12pt" style:font-style-complex="normal"/>
    </style:style>
    <style:style style:name="T51" style:family="text">
      <style:text-properties style:use-window-font-color="true" fo:font-size="12pt" fo:language="en" fo:country="US" style:font-size-asian="12pt" style:font-size-complex="12pt"/>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loext:char-shading-value="0" style:font-style-asian="normal" style:font-weight-asian="normal" style:font-style-complex="normal" style:font-weight-complex="normal"/>
    </style:style>
    <style:style style:name="T58" style:family="text">
      <style:text-properties fo:font-style="normal" style:text-underline-style="none" style:font-style-asian="normal" style:font-style-complex="normal"/>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style:text-underline-style="none"/>
    </style:style>
    <style:style style:name="T66" style:family="text">
      <style:text-properties style:text-rotation-angle="90" style:text-rotation-scale="line-height"/>
    </style:style>
    <style:style style:name="T67" style:family="text">
      <style:text-properties style:text-rotation-angle="270" style:text-rotation-scale="line-height"/>
    </style:style>
    <style:style style:name="T68" style:family="text">
      <style:text-properties style:text-position="sub 58%" style:font-size-asian="10.5pt"/>
    </style:style>
    <style:style style:name="T69" style:family="text">
      <style:text-properties style:font-name="Symbol" style:font-name-asian="Symbol" style:font-name-complex="Symbol"/>
    </style:style>
    <style:style style:name="T70" style:family="text">
      <style:text-properties style:font-name="Liberation Serif1" style:font-name-asian="Symbol" style:font-name-complex="Symbol"/>
    </style:style>
    <style:style style:name="T71" style:family="text">
      <style:text-properties style:font-name="Courier New CYR"/>
    </style:style>
    <style:style style:name="T72" style:family="text">
      <style:text-properties style:font-name="Courier New CYR" fo:language="en" fo:country="US"/>
    </style:style>
    <style:style style:name="T73" style:family="text">
      <style:text-properties fo:font-size="14pt" fo:language="en" fo:country="US" fo:font-weight="bold" style:font-size-asian="14pt" style:font-weight-asian="bold" style:font-size-complex="14pt" style:font-weight-complex="bold"/>
    </style:style>
    <style:style style:name="T74" style:family="text">
      <style:text-properties fo:font-size="14pt" fo:font-weight="bold" style:font-size-asian="14pt" style:font-weight-asian="bold" style:font-size-complex="14pt" style:font-weight-complex="bold"/>
    </style:style>
    <style:style style:name="T75" style:family="text">
      <style:text-properties fo:font-size="9pt" style:font-size-asian="9pt" style:font-size-complex="9pt"/>
    </style:style>
    <style:style style:name="T76" style:family="text">
      <style:text-properties fo:font-size="12pt" style:font-size-asian="12pt" style:font-size-complex="12pt"/>
    </style:style>
    <style:style style:name="T77" style:family="text">
      <style:text-properties fo:font-size="10pt" style:font-size-asian="10pt" style:font-size-complex="10pt"/>
    </style:style>
    <style:style style:name="T78" style:family="text">
      <style:text-properties fo:font-size="8pt" style:font-size-asian="8pt" style:font-size-complex="8pt"/>
    </style:style>
    <style:style style:name="T79" style:family="text">
      <style:text-properties officeooo:rsid="001ed0ca"/>
    </style:style>
    <style:style style:name="T80" style:family="text">
      <style:text-properties officeooo:rsid="001f01a1"/>
    </style:style>
    <style:style style:name="T81" style:family="text">
      <style:text-properties officeooo:rsid="001f6b1a"/>
    </style:style>
    <style:style style:name="T82" style:family="text">
      <style:text-properties officeooo:rsid="0020cfb3"/>
    </style:style>
    <style:style style:name="T83" style:family="text">
      <style:text-properties officeooo:rsid="002121b7"/>
    </style:style>
    <style:style style:name="T84" style:family="text">
      <style:text-properties officeooo:rsid="00245c19"/>
    </style:style>
    <style:style style:name="T85" style:family="text">
      <style:text-properties officeooo:rsid="00263ba6"/>
    </style:style>
    <style:style style:name="T86" style:family="text">
      <style:text-properties officeooo:rsid="00277857"/>
    </style:style>
    <style:style style:name="T87" style:family="text">
      <style:text-properties officeooo:rsid="00291409"/>
    </style:style>
    <style:style style:name="T88" style:family="text">
      <style:text-properties officeooo:rsid="002a8648"/>
    </style:style>
    <style:style style:name="T89" style:family="text">
      <style:text-properties officeooo:rsid="002c483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Последний фанфик</text:h>
      <text:p text:style-name="P53"/>
      <text:h text:style-name="P156"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8">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9">Дайсон.</text:span></text:p>
      <text:p text:style-name="P78"><text:span text:style-name="T8">– </text:span><text:span text:style-name="T59">Сколько тебе лет?</text:span></text:p>
      <text:p text:style-name="P78"><text:span text:style-name="T8">– </text:span><text:span text:style-name="T59">Два года с начала запуска кластера.</text:span></text:p>
      <text:p text:style-name="P78"><text:soft-page-break/><text:span text:style-name="T8">– </text:span><text:span text:style-name="T59">Какой сейчас год?</text:span></text:p>
      <text:p text:style-name="P78"><text:span text:style-name="T8">– </text:span><text:span text:style-name="T49">20</text:span><text:span text:style-name="T35">19</text:span><text:span text:style-name="T59">-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2">Ага, уже теплее.</text:p>
      <text:p text:style-name="P32"/>
      <text:p text:style-name="P78"><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2">–</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56" text:outline-level="2">2. Пробуждение</text:h>
      <text:p text:style-name="P30"/>
      <text:p text:style-name="P1"><text:span text:style-name="T32">Сознание рестартовало после того, как я гребанулся </text:span><text:span text:style-name="T52">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2">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а с резко очерчеными скулами в ореоле </text:span><text:soft-page-break/><text:span text:style-name="T52">живого переливающегося сияния, огромные глаза на треть морды, </text:span><text:span text:style-name="T2">грациозные</text:span><text:span text:style-name="T52"> настороженные уш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text:span><text:span text:style-name="T18">—</text:span><text:span text:style-name="T52">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text:s/>Да и не должно быть —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7">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65"/>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7">, опустив голову на пол.</text:span></text:p>
      <text:p text:style-name="P65"/>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6" text:outline-level="2">3. Норф</text:h>
      <text:p text:style-name="P81"/>
      <text:p text:style-name="P22">Глава IV. Пределы магии</text:p>
      <text:p text:style-name="P19"/>
      <text:p text:style-name="P22">Вашему покорному слуге известны четыре предела магии: </text:p>
      <text:p text:style-name="P22"/>
      <text:list xml:id="list2628077447231716973" text:style-name="L1">
        <text:list-item>
          <text:p text:style-name="P151"><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text:soft-page-break/></text:p>
      <text:p text:style-name="P79">“<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1">Магдалена Фрискай-Каррус, </text:span><text:span text:style-name="T3">2088</text:span><text:span text:style-name="T46"> – </text:span><text:span text:style-name="T33">2135</text:span><text:span text:style-name="T46"> A.C.</text:span><text:span text:style-name="T28">»</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7">и-и-и</text:span>-<text:span text:style-name="T78">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0">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5">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5">Тумбочка…</text:span> Листок… <text:span text:style-name="T75">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6">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5">Да хер с ней, с бумажкой! Тумбочка! Поднимаю! Блин, она реально тяжёлая! Но у меня получается, я чувствую это! Она поддаётся! Й-о-о!!! Вот </text:span><text:soft-page-break/><text:span text:style-name="T75">это силища! Ура!!! </text:span><text:span text:style-name="T76">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6"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text:soft-page-break/>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5">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2">любви</text:span> начинаешь понимать только тогда, когда <text:span text:style-name="T62">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6" text:outline-level="2">8. Стыд</text:h>
      <text:p text:style-name="P141"/>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Если пошёл 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9">—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9">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oft-page-break/><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8">— и приют для престарелых минотавров </text:span><text:span text:style-name="T50">“</text:span><text:span text:style-name="T51">Поле Кровожадной Брани</text:span><text:span text:style-name="T50">”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text:soft-page-break/></text:p>
      <text:p text:style-name="P1"><text:span text:style-name="T55">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8">—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2">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8">— книжный шкаф и напольная подставка для чтения с </text:span><text:span text:style-name="T29">упором в виде </text:span><text:span text:style-name="T38">голов</text:span><text:span text:style-name="T29">ы</text:span><text:span text:style-name="T3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9">жаровни</text:span><text:span text:style-name="T38"> и фонтанчик</text:span><text:span text:style-name="T29">а</text:span><text:span text:style-name="T38">. </text:span><text:span text:style-name="T29">Каменный пол комнаты был покрыт розовым ковром с длиннейшим ворсом.</text:span><text:span text:style-name="T38"> </text:span><text:span text:style-name="T29">Его центр занимал высокий </text:span><text:span text:style-name="T38">кругл</text:span><text:span text:style-name="T29">ый</text:span><text:span text:style-name="T38"> </text:span><text:span text:style-name="T29">футон</text:span><text:span text:style-name="T38"> </text:span><text:span text:style-name="T29">с</text:span><text:span text:style-name="T38"> велик</text:span><text:span text:style-name="T29">им</text:span><text:span text:style-name="T38"> множество</text:span><text:span text:style-name="T29">м</text:span><text:span text:style-name="T38"> подушек. Среди них я с удивлением заметил плюшевую единорожку </text:span><text:span text:style-name="T29">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oft-page-break/><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oft-page-break/><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9">«</text:span>сказочной обезьяне из Вечнодикого леса<text:span text:style-name="T29">»</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8">–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38">–</text:span><text:span text:style-name="T29"> станционный смотритель рассказал, что пони исчезают </text:span><text:soft-page-break/><text:span text:style-name="T29">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 уже месяц нет новостей…</text:span></text:p>
      <text:p text:style-name="P3"><text:span text:style-name="T38">– </text:span><text:span text:style-name="T4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2">– </text:span>“<text:span text:style-name="T1">Что я могу сделать, чтобы вернуть всё назад?</text:span>”</text:p>
      <text:p text:style-name="P16"><text:span text:style-name="T42">– </text:span><text:span text:style-name="T29">Так и сказала?</text:span></text:p>
      <text:p text:style-name="P1"><text:span text:style-name="T38">–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2">– </text:span><text:span text:style-name="T29">Что бы это значило, Флёр?</text:span></text:p>
      <text:p text:style-name="P16"><text:span text:style-name="T42">–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7">—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5">— </text:span><text:span text:style-name="T59">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2">Аликорница</text:span> и так выглядела неважно.</text:p>
      <text:p text:style-name="P36"/>
      <text:p text:style-name="P36">Поза <text:span text:style-name="T62">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2">и </text:span>у грифонов, <text:span text:style-name="T62">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oft-page-break/><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2">М</text:span>еняет <text:span text:style-name="T62">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2">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5">– </text:span><text:span text:style-name="T4">История Понивилля начинается с того благословенного дня, когда принцесса Селестия подарила семейству Эппл </text:span><text:span text:style-name="T55">— </text:span><text:span text:style-name="T4">тогда, правда, это ещё были Смиты </text:span><text:span text:style-name="T55">—</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5">—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8">–</text:span><text:span text:style-name="T29">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8">Я </text:span><text:span text:style-name="T29">присел на лавочку</text:span><text:span text:style-name="T38">. </text:span><text:span text:style-name="T29">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5">отнюдь не рекомендация</text:span><text:span text:style-name="T59">...</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9">– Ну что же…</text:span><text:span text:style-name="T38"> Почту за честь работать </text:span><text:span text:style-name="T29">под твоим руководством, Анон</text:span><text:span text:style-name="T38">. Погоди немного, я </text:span><text:span text:style-name="T29">приведу себя в порядок</text:span><text:span text:style-name="T38"> и расскажу тебе, насколько далеко смогла продвинуться. Быть может… </text:span><text:span text:style-name="T29">–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2">«…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9">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soft-page-break/>~~~</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35">”</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5">ведь </text:span><text:span text:style-name="T41">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27">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6">Видения этих городов</text:span><text:span text:style-name="T47"> дрожали, <text:s/>пересекались </text:span><text:span text:style-name="T36">и постоянно множились</text:span><text:span text:style-name="T47">.</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9">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1">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text:soft-page-break/>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5">— </text:span>тем, кто будет читать слова глупого старика в конце времён.</text:p>
      <text:p text:style-name="P59"><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2">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8">—</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Я всего лишь единорог, не то, что некоторые!</text:span><text:span text:style-name="T38"> </text:span><text:span text:style-name="T29">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8">– Я </text:span><text:span text:style-name="T42">всегда буду оставаться в тени, </text:span><text:span text:style-name="T38">– </text:span><text:span text:style-name="T42">хлюпала книгоежка. </text:span><text:span text:style-name="T38">– </text:span><text:span text:style-name="T42">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5">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8">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8">—</text:span><text:span text:style-name="T1"> к счастью, силы заклинания не хватило. Для того, чтобы я смог подойти вплотную</text:span><text:span text:style-name="T29">,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8">—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9">«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9">.</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25">Чужестранец-примат разбил сердце нашей обожаемой Селестии! Двор в отчаянии </text:span><text:span text:style-name="T15">—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9">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9">эт правда?</text:span></text:p>
      <text:p text:style-name="P48"><text:span text:style-name="T16">– </text:span><text:span text:style-name="T59">Какая из? Их много, вообще-то. Ик!</text:span></text:p>
      <text:p text:style-name="P48"><text:span text:style-name="T16">–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9">он-нон, </text:span><text:span text:style-name="T16">– </text:span><text:span text:style-name="T59">захихикала Пинки, взъерошив копытами розовые кудряшки и попытавшись соорудить из них бороду, </text:span><text:span text:style-name="T16">–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9">Ты что-о-о! Нельзя любить фаэри! Она похитит твоё сердце, и ты будешь искать её, пока не… </text:span><text:span text:style-name="T16">– </text:span><text:span text:style-name="T59">Пинки погрузилась мордочкой в так и не съеденный салат «по-кантерлотски» и захрапела.</text:span></text:p>
      <text:p text:style-name="P48"><text:span text:style-name="T16">– </text:span><text:span text:style-name="T59">Пока не умру?</text:span></text:p>
      <text:p text:style-name="P48"><text:span text:style-name="T16">– </text:span><text:span text:style-name="T59">Нет, глупенький, </text:span><text:span text:style-name="T16">– </text:span><text:span text:style-name="T59">пробулькала Пинки из миски. </text:span><text:span text:style-name="T16">– </text:span><text:span text:style-name="T59">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5">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5">Исчезновение дневной главы диархии: Эквестрия в панике!</text:span>» (статья двухдневной давности).</text:p>
      <text:p text:style-name="P51">«<text:span text:style-name="T25">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5">Да отстаньте же вы от меня! Он сказал, что ест пони, но я этого НЕ ВИДЕЛА!!!</text:span>»).</text:p>
      <text:p text:style-name="P51">«<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5">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text:soft-page-break/>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text:soft-page-break/>–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text:soft-page-break/></text:p>
      <text:p text:style-name="P52">***</text:p>
      <text:p text:style-name="P51"/>
      <text:p text:style-name="P51">Сутки спустя…</text:p>
      <text:p text:style-name="P51"/>
      <text:p text:style-name="P51">«<text:span text:style-name="T25">Добро пожаловать в Груммингтон! Вам здесь рады!</text:span></text:p>
      <text:p text:style-name="P51"><text:span text:style-name="T25">Население города </text:span><text:span text:style-name="T61">302 пони</text:span><text:span text:style-name="T25">.</text:span></text:p>
      <text:p text:style-name="P51"><text:span text:style-name="T61">250 пони</text:span><text:span text:style-name="T25">.</text:span></text:p>
      <text:p text:style-name="P51"><text:span text:style-name="T61">125 поней</text:span><text:span text:style-name="T25">.</text:span></text:p>
      <text:p text:style-name="P51"><text:span text:style-name="T25">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Анон. </text:span><text:span text:style-name="T21">Дружба </text:span><text:span text:style-name="T34">—</text:span><text:span text:style-name="T21"> </text:span><text:span text:style-name="T3">э</text:span><text:span text:style-name="T21">то, </text:span><text:span text:style-name="T63">так её </text:span><text:span text:style-name="T3">разэтак</text:span><text:span text:style-name="T63">,</text:span><text:span text:style-name="T21"> магия!</text:span></text:p>
      <text:p text:style-name="P150"/>
      <text:p text:style-name="Standard"><text:span text:style-name="T21">P.S. Мне тебя не хватает. Сильно.</text:span><text:span text:style-name="T55">»</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text:soft-page-break/>«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text:soft-page-break/>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soft-page-break/>…</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1">37 пни</text:span></text:p>
      <text:p text:style-name="P70">24пн</text:p>
      <text:p text:style-name="P70">15</text:p>
      <text:p text:style-name="P51"><text:span text:style-name="T25">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5">Добро пожаловать в Груммингтон! Вам здесь рады!</text:span></text:p>
      <text:p text:style-name="P51"><text:span text:style-name="T25">Население города </text:span><text:span text:style-name="T61">302 пони</text:span><text:span text:style-name="T25">.</text:span></text:p>
      <text:p text:style-name="P51"><text:span text:style-name="T61">250 пони</text:span><text:span text:style-name="T25">.</text:span></text:p>
      <text:p text:style-name="P51"><text:span text:style-name="T61">125 поней</text:span><text:span text:style-name="T25">.</text:span></text:p>
      <text:p text:style-name="P51"><text:span text:style-name="T25">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text:soft-page-break/>–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очку и шагнул к фургону. Потом передумал и знаком попросил пегаску подождать. Перешагнув через разлом, я поднял жестянку с 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text:soft-page-break/>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26">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2">».</text:span> «<text:span text:style-name="T25">Нехватка пегасов-погодников: указ принцессы Луны разрешает набор в погодные команды пегасов с аттестацией по ускоренному курсу</text:span>». «<text:span text:style-name="T25">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5">Криминальный мир: опасный преступник, примат «анонимус», всё ещё на свободе!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text:soft-page-break/>–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text:soft-page-break/>–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text:soft-page-break/>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text:soft-page-break/>–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text:soft-page-break/></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text:soft-page-break/></text:p>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text:soft-page-break/>–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text:soft-page-break/>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6">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text:soft-page-break/>–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2"> мне</text:span> удалось замазать самые большие щели. За тестовый<text:span text:style-name="T62"> </text:span>получасовый заплыв<text:span text:style-name="T62">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text:soft-page-break/>–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2">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но <text:span text:style-name="T62">любили друг друга! И у них </text:span>был<text:span text:style-name="T62"> </text:span>офигенный <text:span text:style-name="T62">секс! </text:span>И это было офигенн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1">—</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1">«</text:span>обстоятельство непреодолимой силы<text:span text:style-name="T31">»</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oft-page-break/><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метров не могу проплыть без долгой дыхательной подготовки. Легкие атрофируются, что ли? Вроде, и не курю, но…</text:p>
      <text:p text:style-name="P1"><text:span text:style-name="T40">– А</text:span><text:span text:style-name="T31">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oft-page-break/><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oft-page-break/><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4">. </text:span><text:span text:style-name="T28">Я не могу навязать тебе чувств…</text:span><text:span text:style-name="T24"> </text:span><text:span text:style-name="T28">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pan text:style-name="T1">Проклятье! Почему эти диллемы встают перед тобой, Анон? </text:span><text:span text:style-name="T27">Ещё мгновение </text:span><text:span text:style-name="T28">—</text:span><text:span text:style-name="T27">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1"><text:span text:style-name="T28">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span></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oft-page-break/><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text:soft-page-break/>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text:span text:style-name="T79">Дэш</text:span>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153">Хлоп! Мы с пегаской болтаемся в магической ауре в метре от пола, беспомощно дергая ногами и крыльями. У меня возникло чувство дежавю.</text:p>
      <text:p text:style-name="P153">Когда растрепанная заучка с бегающими глазками и недоброй ухмылочкой вышла из темноты, мне поплохело.</text:p>
      <text:p text:style-name="P1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153"><text:span text:style-name="T11">– </text:span>Извини, Дэши, <text:span text:style-name="T11">– </text:span>скороговоркой бормотала лавандовая единорожка, нервно хихикая, <text:span text:style-name="T11">– </text:span><text:span text:style-name="T19">я</text:span> не могу быть уверена, что <text:span text:style-name="T79">Анон</text:span> — <text:span text:style-name="T79">это </text:span>действительно Анон, а не наваждение Луны. Как и ты, впрочем, хи-хи! <text:span text:style-name="T79">И х</text:span>отя ругается он идентично оригиналу, но стопроцентно я могу быть в нём уверена только после полной, я подчёркиваю, полной проверки! Не беспокойся, <text:span text:style-name="T79">Дэши</text:span>, эксперимент пройдёт достаточно быстро, я уже отточила навыки на тридцати двух предыдущих попытках, хи-хи!</text:p>
      <text:p text:style-name="P1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В полумраке подвала угадывалось нагромождение реторт, перегонных кубов и микроскопов. С потолка свисали какие-то коренья. В закутке <text:span text:style-name="T79">виднелся</text:span> автоклав. В центре подвала <text:span text:style-name="T79">стоял</text:span> большой стол с фиксирующими браслетами.</text:p>
      <text:p text:style-name="P53"/>
      <text:p text:style-name="P1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153"/>
      <text:p text:style-name="P53">Я молча дёргался, пытаясь сломать браслеты.</text:p>
      <text:p text:style-name="P53"/>
      <text:p text:style-name="P53"><text:soft-page-break/><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154">Я затих и стал вытягивать правую руку из зажима. <text:span text:style-name="T80">У</text:span> пятидесятилетних драконов лапы <text:span text:style-name="T80">я</text:span>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text:span text:style-name="T80">хи-хи</text:span>!</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text:span text:style-name="T81">хи-хи!</text:span></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text:span text:style-name="T82">Грейвинга-Холла</text:span>, деструктурирует магический субстрат до исходного состояния, <text:span text:style-name="T82">хи-хи</text:span>.</text:p>
      <text:p text:style-name="P53"><text:span text:style-name="T11">– </text:span>А если попроще?</text:p>
      <text:p text:style-name="P53"><text:soft-page-break/><text:span text:style-name="T11">– </text:span>Если ты — клон, то превратишься в исходные десять-пятнадцать килограммов песка. Как и все предыдущие, <text:span text:style-name="T82">хи-хи,</text:span>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text:span text:style-name="T82">уверена, я подчёркиваю, абсолютно </text:span>в этом уверена, <text:span text:style-name="T82">хи-хи</text:span>!</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text:span text:style-name="T83">прибора</text:span>.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oft-page-break/><text:span text:style-name="T11">– </text:span>Никогда, слышишь, никогда больше не смей подымать меня…</text:p>
      <text:p text:style-name="P53"><text:span text:style-name="T11">– </text:span>Откуда я знала, что <text:span text:style-name="T84">магический резонанс </text:span>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oft-page-break/><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text:span text:style-name="T85">Но, <text:s/>т</text:span>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text:span text:style-name="T85">от</text:span>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oft-page-break/><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text:span text:style-name="T86">амбара </text:span>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text:span text:style-name="T86">ы</text:span> подушек, наваленных на меня <text:span text:style-name="T86">во время</text:span>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text:span text:style-name="T89">П</text:span>онеслись, <text:span text:style-name="T89">поняши</text:span>!!!</text:p>
      <text:p text:style-name="P53"><text:soft-page-break/></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2">–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oft-page-break/><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text:soft-page-break/></text:p>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7">– </text:span><text:span text:style-name="T27">Шейла! Шейла Блюскай! И я уже не малышка! </text:span><text:span text:style-name="T37">– </text:span><text:span text:style-name="T27">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oft-page-break/><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1">— </text:span><text:span text:style-name="T1">т</text:span>ы стал слишком бледный. Я решила прервать <text:span text:style-name="T1">заклинание</text:span>. Как ты себя…</text:p>
      <text:p text:style-name="P1"><text:span text:style-name="T40">–</text:span><text:span text:style-name="T31"> …чувствуешь, дорогая Рэрити?! Я могу чем-нибудь помочь? Вот, выпей воды! </text:span><text:span text:style-name="T40">–</text:span><text:span text:style-name="T31">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Абсолютного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oft-page-break/><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2">–</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text:soft-page-break/>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oft-page-break/><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oft-page-break/><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text:soft-page-break/>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text:soft-page-break/>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7"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text:soft-page-break/>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2">–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text:soft-page-break/>–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text:soft-page-break/></text:p>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text:soft-page-break/>–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text:soft-page-break/>–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text:soft-page-break/>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text:soft-page-break/>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7">д</text:span>ЕсЬ БЫл <text:span text:style-name="T68">д</text:span>ИскОр<text:span text:style-name="T66">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text:soft-page-break/>–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text:soft-page-break/>–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9"></text:span><text:span text:style-name="T70">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soft-page-break/>…</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1">Зафиксирована опасная ситуация. Сознание пациента </text:span><text:span text:style-name="T72">&lt;</text:span><text:span text:style-name="T71">Селестия</text:span><text:span text:style-name="T72">&gt;</text:span><text:span text:style-name="T71"> не регистрируется. Активируется протокол экстренной эвакуации пациента </text:span><text:span text:style-name="T72">&lt;</text:span><text:span text:style-name="T71">Селестия</text:span><text:span text:style-name="T72">&gt;</text:span><text:span text:style-name="T71"> к супервизору </text:span><text:span text:style-name="T72">&lt;</text:span><text:span text:style-name="T71">Луна</text:span><text:span text:style-name="T72">&gt;</text:span><text:span text:style-name="T71">.</text:span></text:p>
      <text:p text:style-name="P77"><text:soft-page-break/></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5">7.76</text:span>», сменившись на «<text:span text:style-name="T25">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text:soft-page-break/>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text:soft-page-break/>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5">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text:soft-page-break/>–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5">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text:soft-page-break/>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7">–</text:span><text:span text:style-name="T27">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text:soft-page-break/>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text:soft-page-break/>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text:soft-page-break/>–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2">–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text:soft-page-break/>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отремонтирова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text:soft-page-break/>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text:soft-page-break/>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text:soft-page-break/>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text:soft-page-break/>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2">–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text:soft-page-break/>–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5">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text:soft-page-break/>–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2">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text:soft-page-break/>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2">А ч</text:span>то случилось с кракеном?</text:p>
      <text:p text:style-name="P53">– Он провалился в <text:span text:style-name="T62">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text:soft-page-break/>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text:soft-page-break/>Пегаска чешет в затылке.</text:p>
      <text:p text:style-name="P53">– Нет. И это показывает, насколько я уверена в победе.</text:p>
      <text:p text:style-name="P1"><text:span text:style-name="T31">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1">—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oft-page-break/><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9" text:outline-level="3">Воскресенье</text:h>
      <text:p text:style-name="P48"/>
      <text:p text:style-name="P1">Невесомость, удар, чувство веса. Я открываю глаза.</text:p>
      <text:p text:style-name="P1">Крыша <text:span text:style-name="T28">высотки</text:span><text:span text:style-name="T27"> </text:span>тускло отсвечивает в свете звёзд. <text:span text:style-name="T27">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text:soft-page-break/>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2">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2">Невозможно поверить, но два месяца</text:span><text:span text:style-name="T20"> </text:span><text:span text:style-name="T52">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text:soft-page-break/>–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text:soft-page-break/>–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1">– </text:span>Привет, Нэш. Это Анон.</text:p>
      <text:p text:style-name="P1"><text:span text:style-name="T31">–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soft-page-break/>…</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text:soft-page-break/>–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9"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text:soft-page-break/>–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7">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text:soft-page-break/>–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7">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7">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7">“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text:soft-page-break/>–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soft-page-break/>***</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text:soft-page-break/>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text:soft-page-break/></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8">—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text:soft-page-break/>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text:soft-page-break/>–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text:soft-page-break/>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text:soft-page-break/></text:p>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soft-page-break/>***</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4">—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pan text:style-name="T1">На экране ноутбука сверкали </text:span><text:span text:style-name="T31">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6" text:outline-level="2">2<text:span text:style-name="T1">9</text:span>. Отбытие</text:h>
      <text:p text:style-name="P116"/>
      <text:p text:style-name="P102"><text:span text:style-name="T11">– </text:span>Оп-па! – пробормотала Эпплджек. – Нежданчик!</text:p>
      <text:p text:style-name="P102"><text:soft-page-break/>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text:soft-page-break/>–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7">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oft-page-break/><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7">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7">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2">А если не </text:span>выдержит<text:span text:style-name="T62">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text:soft-page-break/>О! Так уже легче! Надо мной всего лишь два этажа. Десять метров верёвки. Если не смотреть вниз, то…</text:p>
      <text:p text:style-name="P123"/>
      <text:p text:style-name="P125">«…<text:span text:style-name="T27">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text:soft-page-break/>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Перед носом плавными рывками уходили вниз окна этажей. Порывы вихрей от взмахов <text:span text:style-name="T27">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soft-page-break/>…</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7"> сто пять</text:span><text:span text:style-name="T23">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text:soft-page-break/>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
      <text:p text:style-name="P134">Прямо как сейчас. Как говорится, найди десять отличий.</text:p>
      <text:p text:style-name="P134">Вот только… Только Дэш была бы жива…</text:p>
      <text:p text:style-name="P138">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text:soft-page-break/>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oft-page-break/><text:span text:style-name="T11">– </text:span><text:span text:style-name="T73">Я ПОНЯЛ, КТО ТЫ!!! КАК </text:span><text:span text:style-name="T74">ЖЕ </text:span><text:span text:style-name="T73">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2">Нет никакого мира-вампира. Мир людей не виноват. </text:span><text:span text:style-name="T14">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3">–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9">–</text:span><text:span text:style-name="T43"> Анакорн подавил короткий смешок. </text:span><text:span text:style-name="T3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text:soft-page-break/>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3">– </text:span><text:span text:style-name="T2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text:soft-page-break/>–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3">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7">.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3">– К сожалению, не </text:span><text:span text:style-name="T48">получится</text:span><text:span text:style-name="T4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3"><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3">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3">—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oft-page-break/><text:span text:style-name="T4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3">–</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3">— иначе говоря, жизнеспособное —</text:span><text:span text:style-name="T27"> объяснение и направив на это объяснение подпитывающую энергию адептов. В мире людей даже есть шуточная награда, учреждённая </text:span><text:span text:style-name="T37">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7">Marvel</text:span><text:span text:style-name="T27">.</text:span></text:p>
      <text:p text:style-name="P107">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7">– Ты уже устранил крупнейший дефект Эквестрии </text:span><text:span text:style-name="T43">—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3">—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text:soft-page-break/>–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3">–</text:span><text:span text:style-name="T27"> А кьютимарки? Как, разрази меня квазар, объяснить кьютимарки? </text:span><text:span text:style-name="T43">–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2">,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2"> точнее, дерево схожих миров Эквуса </text:span><text:span text:style-name="T57">—</text:span><text:span text:style-name="T52"> создали брони. Разумеется, стержнем им послужил именно сериал, но каждый фанфик </text:span><text:span text:style-name="T57">—</text:span><text:span text:style-name="T52">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text:soft-page-break/>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2">– Наконец-то я вижу свет в конце тоннеля! Как это не пришло мне в голову! Ты всё отлично увязал! Всё сходится! Более того </text:span><text:span text:style-name="T57">—</text:span><text:span text:style-name="T52"> Анакорн заговорщически подмигнул мне </text:span><text:span text:style-name="T57">—</text:span><text:span text:style-name="T52">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м Континууме Эквуса</text:span><text:span text:style-name="T52">!</text:span></text:p>
      <text:p text:style-name="P108"/>
      <text:p text:style-name="P108">Я подозрительно посмотрел на Анакорна.</text:p>
      <text:p text:style-name="P108"/>
      <text:p text:style-name="P107"><text:span text:style-name="T18">– </text:span><text:span text:style-name="T52">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2">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7">—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text:soft-page-break/>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text:soft-page-break/>–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59">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text:soft-page-break/>–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3">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1">–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text:p>
      <text:p text:style-name="P102">В голосе пегаски слышались слёзы.</text:p>
      <text:p text:style-name="P101"><text:soft-page-break/><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1">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text:soft-page-break/></text:p>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1-04T13:58:01.671604062</dc:date>
    <meta:editing-duration>P159DT9H20M25S</meta:editing-duration>
    <meta:editing-cycles>10170</meta:editing-cycles>
    <meta:generator>LibreOffice/5.1.6.2$Linux_X86_64 LibreOffice_project/10m0$Build-2</meta:generator>
    <meta:printed-by>макс </meta:printed-by>
    <meta:print-date>2017-08-23T21:51:29.95</meta:print-date>
    <meta:document-statistic meta:table-count="0" meta:image-count="0" meta:object-count="0" meta:page-count="266" meta:paragraph-count="4955" meta:word-count="103820" meta:character-count="688238" meta:non-whitespace-character-count="584761"/>
  </office:meta>
</office:document-meta>
</file>